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Farming Fantasy!</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4/27/2019</text:date>, <text:time>18:18: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4-27T18:18:00.85</dc:date>
    <meta:editing-duration>P129DT6H16M42S</meta:editing-duration>
    <meta:editing-cycles>1505</meta:editing-cycles>
    <dc:creator>Seab Dinch</dc:creator>
    <meta:document-statistic meta:table-count="1" meta:cell-count="7394" meta:object-count="0"/>
  </office:meta>
</office:document-meta>
</file>